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720000012D1FCF2084.svm" manifest:media-type=""/>
  <manifest:file-entry manifest:full-path="Pictures/200000010000027A000000FAF273B888.svm" manifest:media-type=""/>
  <manifest:file-entry manifest:full-path="Pictures/200000010000108800000D83516E9F7F.svm" manifest:media-type=""/>
  <manifest:file-entry manifest:full-path="Pictures/20000001000001640000012D60A1FB1C.svm" manifest:media-type=""/>
  <manifest:file-entry manifest:full-path="Pictures/20000002000000EE00000103EDB9AB5A.eps" manifest:media-type=""/>
  <manifest:file-entry manifest:full-path="Pictures/200000010000048200000142C9550E79.svm" manifest:media-type=""/>
  <manifest:file-entry manifest:full-path="Pictures/200000010000027F000000FAD6190946.svm" manifest:media-type=""/>
  <manifest:file-entry manifest:full-path="Pictures/200000010000016400000129B6113C1E.svm" manifest:media-type=""/>
  <manifest:file-entry manifest:full-path="Pictures/200000010000028B000000FE083A4445.svm" manifest:media-type=""/>
  <manifest:file-entry manifest:full-path="Pictures/2000000100000327000000FE6AAAAE7B.svm" manifest:media-type=""/>
  <manifest:file-entry manifest:full-path="Pictures/200000010000026E00000131C72237C2.svm" manifest:media-type=""/>
  <manifest:file-entry manifest:full-path="Pictures/" manifest:media-type=""/>
  <manifest:file-entry manifest:full-path="content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" manifest:media-type="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9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beta_0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latex§\begin{align*}&#10;V_{BE}&amp;=0\\&#10;I_B&amp;=0\\&#10;I_C&amp;=0\\&#10;I_E&amp;=0\\&#10;V_E&amp;=I_E R_E=0\\&#10;V_C&amp;=V_{CC} - I_C R_C=\SI{10}{\volt}\\&#10;V_{CE}&amp;=V_C-V_E=\SI{10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34cm" svg:height="6.198cm" svg:x="0.559cm" svg:y="0.34cm">
          <draw:image xlink:href="Pictures/20000002000000EE00000103EDB9AB5A.eps" xlink:type="simple" xlink:show="embed" xlink:actuate="onLoad">
            <text:p/>
          </draw:image>
        </draw:frame>
        <draw:custom-shape draw:style-name="gr2" draw:text-style-name="P1" draw:layer="layout" svg:width="1.054cm" svg:height="3.447cm" svg:x="4.086cm" svg:y="1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4cm" svg:height="1.455cm" svg:x="1.203cm" svg:y="3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693cm" svg:y1="3.797cm" svg:x2="1.886cm" svg:y2="3.797cm">
          <text:p/>
        </draw:line>
        <draw:line draw:style-name="gr3" draw:text-style-name="P1" draw:layer="layout" svg:x1="4.664cm" svg:y1="1.577cm" svg:x2="4.532cm" svg:y2="1.577cm">
          <text:p/>
        </draw:line>
        <draw:frame draw:style-name="gr4" draw:layer="layout" svg:width="0.468cm" svg:height="0.47cm" svg:x="2.06cm" svg:y="3.16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0.538cm" svg:height="0.47cm" svg:x="2.555cm" svg:y="4.0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0.766cm" svg:height="0.299cm" svg:x="6.392cm" svg:y="3.093cm">
          <draw:image xlink:href="Pictures/200000010000027F000000FAD6190946.svm" xlink:type="simple" xlink:show="embed" xlink:actuate="onLoad">
            <text:p/>
          </draw:image>
        </draw:frame>
        <draw:frame draw:style-name="gr6" draw:text-style-name="P1" draw:layer="layout" svg:width="0.967cm" svg:height="0.304cm" svg:x="1.018cm" svg:y="2.429cm">
          <draw:image xlink:href="Pictures/2000000100000327000000FE6AAAAE7B.svm" xlink:type="simple" xlink:show="embed" xlink:actuate="onLoad">
            <text:p/>
          </draw:image>
        </draw:frame>
        <draw:frame draw:style-name="gr7" draw:text-style-name="P1" draw:layer="layout" svg:width="0.78cm" svg:height="0.304cm" svg:x="2.114cm" svg:y="1.181cm">
          <draw:image xlink:href="Pictures/200000010000028B000000FE083A4445.svm" xlink:type="simple" xlink:show="embed" xlink:actuate="onLoad">
            <text:p/>
          </draw:image>
        </draw:frame>
        <draw:frame draw:style-name="gr8" draw:text-style-name="P1" draw:layer="layout" svg:width="0.76cm" svg:height="0.299cm" svg:x="3.486cm" svg:y="4.888cm">
          <draw:image xlink:href="Pictures/200000010000027A000000FAF273B888.svm" xlink:type="simple" xlink:show="embed" xlink:actuate="onLoad">
            <text:p/>
          </draw:image>
        </draw:frame>
        <draw:frame draw:style-name="gr9" draw:text-style-name="P1" draw:layer="layout" svg:width="1.384cm" svg:height="0.385cm" svg:x="0.734cm" svg:y="1.669cm">
          <draw:image xlink:href="Pictures/200000010000048200000142C9550E79.svm" xlink:type="simple" xlink:show="embed" xlink:actuate="onLoad">
            <text:p/>
          </draw:image>
        </draw:frame>
        <draw:frame draw:style-name="gr10" draw:text-style-name="P1" draw:layer="layout" svg:width="0.426cm" svg:height="0.355cm" svg:x="1.573cm" svg:y="4.311cm">
          <draw:image xlink:href="Pictures/200000010000016400000129B6113C1E.svm" xlink:type="simple" xlink:show="embed" xlink:actuate="onLoad">
            <text:p/>
          </draw:image>
        </draw:frame>
        <draw:frame draw:style-name="gr11" draw:text-style-name="P1" draw:layer="layout" svg:width="0.426cm" svg:height="0.36cm" svg:x="4.37cm" svg:y="3.101cm">
          <draw:image xlink:href="Pictures/20000001000001640000012D60A1FB1C.svm" xlink:type="simple" xlink:show="embed" xlink:actuate="onLoad">
            <text:p/>
          </draw:image>
        </draw:frame>
        <draw:frame draw:style-name="gr12" draw:text-style-name="P1" draw:layer="layout" svg:width="0.625cm" svg:height="0.3cm" svg:x="2.248cm" svg:y="3.697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0.745cm" svg:height="0.365cm" svg:x="3.161cm" svg:y="3.01cm">
          <draw:image xlink:href="Pictures/200000010000026E00000131C72237C2.svm" xlink:type="simple" xlink:show="embed" xlink:actuate="onLoad">
            <text:p/>
          </draw:image>
        </draw:frame>
        <draw:frame draw:style-name="gr4" draw:layer="layout" svg:width="0.468cm" svg:height="0.47cm" svg:x="3.299cm" svg:y="2.38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0.538cm" svg:height="0.47cm" svg:x="3.264cm" svg:y="3.4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1" draw:layer="layout" svg:width="5.077cm" svg:height="4.15cm" svg:x="7.445cm" svg:y="2.215cm">
          <draw:image xlink:href="Pictures/200000010000108800000D83516E9F7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2T16:10:13</dc:date>
    <dc:creator>kkk </dc:creator>
    <meta:editing-duration>PT40M57S</meta:editing-duration>
    <meta:editing-cycles>6</meta:editing-cycles>
    <meta:generator>LibreOffice/3.3$Linux LibreOffice_project/330m19$Build-401</meta:generator>
    <meta:document-statistic meta:object-count="19"/>
  </office:meta>
</office:document-meta>
</file>

<file path=Object 1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12/content.xml><?xml version="1.0" encoding="utf-8"?>
<math xmlns="http://www.w3.org/1998/Math/MathML">
  <semantics>
    <mrow>
      <mo stretchy="false">−</mo>
    </mrow>
    <annotation encoding="StarMath 5.0">-{}</annotation>
  </semantics>
</math>
</file>

<file path=Object 2/content.xml><?xml version="1.0" encoding="utf-8"?>
<math xmlns="http://www.w3.org/1998/Math/MathML">
  <semantics>
    <mrow>
      <mo stretchy="false">+</mo>
    </mrow>
    <annotation encoding="StarMath 5.0">+{}</annotation>
  </semantics>
</math>
</file>

<file path=Object 3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